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1" style:family="text">
      <style:text-properties officeooo:rsid="000f3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syntax=docker/dockerfile:1</text:p>
      <text:p text:style-name="Preformatted_20_Text">FROM node:19-bullseye</text:p>
      <text:p text:style-name="Preformatted_20_Text">ENV NODE_ENV=production</text:p>
      <text:p text:style-name="Preformatted_20_Text">WORKDIR /app</text:p>
      <text:p text:style-name="Preformatted_20_Text">COPY ["package.json", "package-lock.json*", "./"]</text:p>
      <text:p text:style-name="Preformatted_20_Text">RUN npm install</text:p>
      <text:p text:style-name="Preformatted_20_Text">EXPOSE <text:span text:style-name="T1">1208</text:span></text:p>
      <text:p text:style-name="Preformatted_20_Text">COPY . .</text:p>
      <text:p text:style-name="Preformatted_20_Text">CMD [ "npm", "start" 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5T13:24:29.837661726</dc:date>
    <meta:editing-duration>PT29S</meta:editing-duration>
    <meta:editing-cycles>1</meta:editing-cycles>
    <meta:document-statistic meta:table-count="0" meta:image-count="0" meta:object-count="0" meta:page-count="1" meta:paragraph-count="9" meta:word-count="25" meta:character-count="189" meta:non-whitespace-character-count="173"/>
    <meta:generator>LibreOffice/7.4.7.2$Linux_X86_64 LibreOffice_project/40$Build-2</meta:generator>
  </office:meta>
</office:document-meta>
</file>